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4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1364408959875996122" text:style-name="L1">
        <text:list-item>
          <text:list>
            <text:list-header>
              <text:p text:style-name="P15">34.8 miles in the last week</text:p>
              <text:p text:style-name="P16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3085869272896567819" text:style-name="L2">
        <text:list-item>
          <text:list>
            <text:list-header>
              <text:p text:style-name="P18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4530799" text:continue-numbering="true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10"/>
      <text:p text:style-name="P1"/>
      <text:p text:style-name="P2"/>
      <text:p text:style-name="P2"><text:s text:c="2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05T14:34:30.02</dc:date>
    <dc:creator>James Lombardi</dc:creator>
    <meta:editing-duration>P1DT48M16S</meta:editing-duration>
    <meta:editing-cycles>142</meta:editing-cycles>
    <meta:generator>OpenOffice/4.1.2$Win32 OpenOffice.org_project/412m3$Build-9782</meta:generator>
    <meta:document-statistic meta:table-count="0" meta:image-count="0" meta:object-count="0" meta:page-count="6" meta:paragraph-count="125" meta:word-count="2040" meta:character-count="9759"/>
  </office:meta>
</office:document-meta>
</file>